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e des composant spécifique développé dans Wordpress et leurs descriptions</text:p>
      <text:p text:style-name="Standard"/>
      <text:p text:style-name="Standard"/>
      <text:p text:style-name="Standard"/>
      <text:p text:style-name="Standard"/>
      <text:p text:style-name="Standard">- Formulaire de connexion</text:p>
      <text:p text:style-name="P1">formulaire HTML et CSS avec leurs traitement PHP et MySQL.</text:p>
      <text:p text:style-name="P1"/>
      <text:p text:style-name="Standard">- Formulaire de préinscription</text:p>
      <text:p text:style-name="P1">formulaire HTML et CSS avec leurs traitement PHP et MySQL.</text:p>
      <text:p text:style-name="P1"/>
      <text:p text:style-name="Standard">- Affichage des soirées</text:p>
      <text:p text:style-name="P1">Affichage et mise en page en HTML et CSS avec leurs récupération MySQL et PHP.</text:p>
      <text:p text:style-name="P1"/>
      <text:p text:style-name="Standard">- Bouton de réservation</text:p>
      <text:p text:style-name="P1">Bouton HTML et CSS avec leurs traitement PHP et MySQ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24T15:06:10.46</meta:creation-date>
    <dc:date>2019-05-24T15:16:56.57</dc:date>
    <meta:editing-duration>PT10M45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1" meta:paragraph-count="9" meta:word-count="71" meta:character-count="426"/>
  </office:meta>
</office:document-meta>
</file>